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5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7" table:number-columns-repeated="6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style-name="ce14"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number-columns-repeated="2"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True</text:p>
          </table:table-cell>
          <table:table-cell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 table:number-rows-repeated="20">
          <table:table-cell table:style-name="Default" table:number-columns-repeated="18"/>
          <table:table-cell table:number-columns-repeated="100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11/28/2023</text:date>, <text:time>16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8T16:33:49</dc:date>
    <meta:editing-cycles>178</meta:editing-cycles>
    <meta:editing-duration>PT2M39S</meta:editing-duration>
    <meta:document-statistic meta:table-count="1" meta:cell-count="383" meta:object-count="0"/>
  </office:meta>
</office:document-meta>
</file>